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8382in" fo:margin-left="-0.0576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71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6458in" fo:margin-left="-0.075in" table:align="left" style:writing-mode="lr-tb"/>
    </style:style>
    <style:style style:name="Table3.A" style:family="table-column">
      <style:table-column-properties style:column-width="3.3229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8486in" fo:margin-left="-0.0681in" table:align="left" style:writing-mode="lr-tb"/>
    </style:style>
    <style:style style:name="Table4.A" style:family="table-column">
      <style:table-column-properties style:column-width="3.1354in"/>
    </style:style>
    <style:style style:name="Table4.B" style:family="table-column">
      <style:table-column-properties style:column-width="3.71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6.7278in" table:align="left" style:writing-mode="lr-tb"/>
    </style:style>
    <style:style style:name="Table5.A" style:family="table-column">
      <style:table-column-properties style:column-width="6.727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6.7938in" fo:margin-left="0.0104in" table:align="left" style:writing-mode="lr-tb"/>
    </style:style>
    <style:style style:name="Table6.A" style:family="table-column">
      <style:table-column-properties style:column-width="3.3563in"/>
    </style:style>
    <style:style style:name="Table6.B" style:family="table-column">
      <style:table-column-properties style:column-width="3.4375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pt" style:font-size-asian="10pt" style:font-size-complex="10pt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font-size="10pt" style:font-size-asian="10pt" style:font-size-complex="10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/>
      <style:text-properties fo:font-size="10pt" style:font-size-asian="10pt" style:font-size-complex="10pt" fo:hyphenate="false" fo:hyphenation-remain-char-count="2" fo:hyphenation-push-char-count="2"/>
    </style:style>
    <style:style style:name="P10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font-size="10pt" style:font-size-asian="10pt" style:font-size-complex="10pt" fo:hyphenate="false" fo:hyphenation-remain-char-count="2" fo:hyphenation-push-char-count="2"/>
    </style:style>
    <style:style style:name="P11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font-size="10pt" fo:language="en" fo:country="US" style:font-size-asian="10pt" style:font-size-complex="10pt"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font-size="10pt" fo:language="en" fo:country="US" style:font-size-asian="10pt" style:font-size-complex="10pt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 style:snap-to-layout-grid="false"/>
      <style:text-properties fo:font-size="10pt" fo:language="en" fo:country="US" style:font-size-asian="10pt" style:language-asian="en" style:country-asian="US" style:font-size-complex="10pt" fo:hyphenate="false" fo:hyphenation-remain-char-count="2" fo:hyphenation-push-char-count="2"/>
    </style:style>
    <style:style style:name="P14" style:family="paragraph" style:parent-style-name="Standard">
      <style:paragraph-properties fo:text-align="center" style:justify-single-word="false" fo:hyphenation-ladder-count="no-limit"/>
      <style:text-properties fo:font-size="10pt" fo:language="en" fo:country="US" fo:font-weight="bold" style:font-size-asian="10pt" style:language-asian="en" style:country-asian="US" style:font-weight-asian="bold" style:font-size-complex="10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hyphenation-ladder-count="no-limit"/>
      <style:text-properties fo:font-size="10pt" fo:language="en" fo:country="US" fo:font-weight="bold" style:font-size-asian="10pt" style:language-asian="en" style:country-asian="US" style:font-weight-asian="bold" style:font-size-complex="10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hyphenation-ladder-count="no-limit" style:snap-to-layout-grid="false"/>
      <style:text-properties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hyphenation-ladder-count="no-limit" style:snap-to-layout-grid="false"/>
      <style:text-properties fo:font-size="10.5pt" style:font-size-asian="10.5pt" style:font-size-complex="10.5pt" fo:hyphenate="false" fo:hyphenation-remain-char-count="2" fo:hyphenation-push-char-count="2"/>
    </style:style>
    <style:style style:name="P20" style:family="paragraph" style:parent-style-name="Standard">
      <style:paragraph-properties fo:text-align="end" style:justify-single-word="false" fo:hyphenation-ladder-count="no-limit" style:snap-to-layout-grid="false"/>
      <style:text-properties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font-size="10pt" style:font-size-asian="10pt" style:font-size-complex="10pt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font-size="10pt" fo:font-style="italic" fo:font-weight="bold" style:font-size-asian="10pt" style:font-style-asian="italic" style:font-weight-asian="bold" style:font-size-complex="10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font-size="7pt" style:font-size-asian="7pt" style:font-size-complex="7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font-size="10pt" style:font-size-asian="10pt" style:font-size-complex="10pt" fo:hyphenate="false" fo:hyphenation-remain-char-count="2" fo:hyphenation-push-char-count="2"/>
    </style:style>
    <style:style style:name="P29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font-size="10pt" style:font-size-asian="10pt" style:font-size-complex="10pt" fo:hyphenate="false" fo:hyphenation-remain-char-count="2" fo:hyphenation-push-char-count="2"/>
    </style:style>
    <style:style style:name="P30" style:family="paragraph" style:parent-style-name="Standard" style:list-style-name="WW8Num2">
      <style:paragraph-properties fo:margin-left="-0.0209in" fo:margin-right="0in" fo:text-align="justify" style:justify-single-word="false" fo:orphans="0" fo:widows="0" fo:hyphenation-ladder-count="no-limit" fo:text-indent="0.4898in" style:auto-text-indent="false" style:text-autospace="none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font-size="10pt" style:font-size-asian="10pt" style:font-size-complex="10pt" fo:hyphenate="false" fo:hyphenation-remain-char-count="2" fo:hyphenation-push-char-count="2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</style:style>
    <style:style style:name="P34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6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P37" style:family="paragraph" style:parent-style-name="Standard">
      <style:paragraph-properties fo:margin-top="0in" fo:margin-bottom="0in" style:contextual-spacing="false" style:line-height-at-least="0.139in"/>
    </style:style>
    <style:style style:name="P38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9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</style:style>
    <style:style style:name="P40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41" style:family="paragraph" style:parent-style-name="Содержимое_20_таблицы">
      <style:paragraph-properties style:snap-to-layout-grid="false"/>
      <style:text-properties style:font-name="Times New Roman" fo:font-size="10pt" style:font-size-asian="10pt" style:font-name-complex="Times New Roman" style:font-size-complex="10pt"/>
    </style:style>
    <style:style style:name="P42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font-size="10.5pt" style:font-size-asian="10.5pt" style:font-size-complex="10.5pt" fo:hyphenate="false" fo:hyphenation-remain-char-count="2" fo:hyphenation-push-char-count="2"/>
    </style:style>
    <style:style style:name="P43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4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style:font-name="Times New Roman" fo:font-size="10.5pt" fo:font-weight="bold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5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style:font-name="Times New Roman" fo:font-size="10.5pt" style:font-size-asian="10.5pt" style:font-name-complex="Times New Roman" style:font-size-complex="10.5pt" fo:hyphenate="false" fo:hyphenation-remain-char-count="2" fo:hyphenation-push-char-count="2"/>
    </style:style>
    <style:style style:name="P46" style:family="paragraph" style:parent-style-name="Footer">
      <style:paragraph-properties fo:margin-left="0in" fo:margin-right="0.25in" fo:text-indent="0in" style:auto-text-indent="false"/>
    </style:style>
    <style:style style:name="P47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00"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5" style:family="text">
      <style:text-properties fo:color="#000000"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6" style:family="text">
      <style:text-properties fo:color="#000000" style:font-name="Times New Roman" fo:font-size="10pt" style:font-size-asian="10pt" style:language-asian="ru" style:country-asian="RU" style:font-name-complex="Times New Roman" style:font-size-complex="10pt"/>
    </style:style>
    <style:style style:name="T7" style:family="text"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language-asian="ru" style:country-asian="RU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language-asian="ru" style:country-asian="RU" style:font-name-complex="Times New Roman" style:font-size-complex="10.5pt"/>
    </style:style>
    <style:style style:name="T11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2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5" style:family="text">
      <style:text-properties fo:font-size="10pt" fo:language="en" fo:country="US" style:font-size-asian="10pt" style:font-size-complex="10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language="en" fo:country="US" style:font-size-asian="10pt" style:language-asian="en" style:country-asian="US" style:font-size-complex="10pt"/>
    </style:style>
    <style:style style:name="T18" style:family="text">
      <style:text-properties fo:font-size="10pt" fo:language="en" fo:country="US" fo:font-weight="bold" style:font-size-asian="10pt" style:language-asian="en" style:country-asian="US" style:font-weight-asian="bold" style:font-size-complex="10pt" style:font-weight-complex="bold"/>
    </style:style>
    <style:style style:name="T19" style:family="text">
      <style:text-properties fo:font-size="10.5pt" fo:font-weight="bold" style:font-size-asian="10.5pt" style:language-asian="ar" style:country-asian="SA" style:font-weight-asian="bold" style:font-size-complex="10.5pt" style:font-weight-complex="bold"/>
    </style:style>
    <style:style style:name="T20" style:family="text">
      <style:text-properties officeooo:rsid="00108c19"/>
    </style:style>
    <style:style style:name="T2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728in" fo:border="0.06pt solid #808080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Договор поручения № <text:span text:style-name="T20">[client.id]</text:span></text:p>
      <text:p text:style-name="P2"/>
      <text:p text:style-name="P2">г. Владимир <text:s text:c="85"/><text:tab/><text:tab/> <text:s text:c="4"/><text:tab/>« ___ » __________ 2013 г. </text:p>
      <text:p text:style-name="P2"/>
      <text:p text:style-name="P21"><text:span text:style-name="T1">Общество с ограниченной ответственностью «Авангард», в лице директора Кутанова Андрея Александровича, действующего на основании Устава, именуемое в дальнейшем «Поверенный», с одной стороны, и гр. ______________________________________ , </text:span><text:span text:style-name="T4">действующий</text:span><text:span text:style-name="T4"> </text:span><text:span text:style-name="T6">от</text:span><text:span text:style-name="T4"> </text:span><text:span text:style-name="T6">имени</text:span><text:span text:style-name="T4"> </text:span><text:span text:style-name="T6">_________</text:span><text:span text:style-name="T4"> </text:span><text:span text:style-name="T6">на</text:span><text:span text:style-name="T4"> </text:span><text:span text:style-name="T6">основании</text:span><text:span text:style-name="T4"> </text:span><text:span text:style-name="T6">доверенности</text:span><text:span text:style-name="T4"> № </text:span><text:span text:style-name="T6">___</text:span><text:span text:style-name="T4"> </text:span><text:span text:style-name="T6">от</text:span><text:span text:style-name="T4"> </text:span><text:span text:style-name="T6">_______</text:span><text:span text:style-name="T4"> </text:span><text:span text:style-name="T6">,</text:span><text:span text:style-name="T4"> </text:span><text:span text:style-name="T6">заверенной</text:span><text:span text:style-name="T4"> </text:span><text:span text:style-name="T6">нотариусом</text:span><text:span text:style-name="T4"> </text:span><text:span text:style-name="T6">________________</text:span><text:span text:style-name="T4"> </text:span><text:span text:style-name="T6">и</text:span><text:span text:style-name="T4"> </text:span><text:span text:style-name="T6">зарегистрированной</text:span><text:span text:style-name="T4"> </text:span><text:span text:style-name="T6">в</text:span><text:span text:style-name="T4"> </text:span><text:span text:style-name="T6">реестре</text:span><text:span text:style-name="T4"> </text:span><text:span text:style-name="T6">за</text:span><text:span text:style-name="T4"> № </text:span><text:span text:style-name="T6">___________</text:span><text:span text:style-name="T4"> </text:span><text:span text:style-name="T6">,</text:span><text:span text:style-name="T1"> именуемый в дальнейшем «Доверитель», с другой стороны, заключили настоящий договор о нижеследующем. </text:span></text:p>
      <text:p text:style-name="P2"/>
      <text:p text:style-name="P21"><text:span text:style-name="T13">1. Поверенный обязуется совершить от имени и за счет Доверителя продажу принадлежащего Доверителю </text:span><text:span text:style-name="T14">нижеуказанного автомобиля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Марка автомобиля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5"><text:span text:style-name="T13">Идентификационный номер (</text:span><text:span text:style-name="T15">VIN</text:span><text:span text:style-name="T13">)</text:span>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Тип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Год выпуска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Двигатель №</text:p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8">Шасси №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Кузов №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Цвет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Мощность двигателя, л.с.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Рабочий объем двигателя, см3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Паспорт ТС (серия, номер)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">Выдан </text:p>
          </table:table-cell>
          <table:table-cell table:style-name="Table1.B1" office:value-type="string">
            <text:p text:style-name="P10"/>
          </table:table-cell>
        </table:table-row>
      </table:table>
      <text:p text:style-name="P23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3">Поверенный размещает автотранспортное средство на своей автостоянке и производит все действия, необходимые для его продажи. </text:p>
      <text:p text:style-name="P23">Стороны определили, что минимальная продажная стоимость автотранспортное средство составляет <text:s text:c="3"/>______________ <text:s text:c="3"/>( _________________________________________________________________ )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3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5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8">3. Поверенный также обязан: </text:p>
      <text:p text:style-name="P28">3.1. сообщить Доверителю по его требованию все сведения о ходе исполнения поручения; </text:p>
      <text:p text:style-name="P28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8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8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8">4. Доверитель обязан: </text:p>
      <text:p text:style-name="P28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<text:soft-page-break/>настоящим договором, передать ему необходимые документы и обеспечить средствами, требующимися по характеру поручения; </text:p>
      <text:p text:style-name="P28">4.2. без промедления принять от Поверенного все исполненное последним в соответствии с настоящим договором; </text:p>
      <text:p text:style-name="P28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1864390057308688621" text:style-name="WW8Num2">
        <text:list-item>
          <text:list>
            <text:list-item>
              <text:p text:style-name="P29">уплатить Поверенному вознаграждение в соответствии с п. 6 настоящего договора;</text:p>
            </text:list-item>
            <text:list-item>
              <text:p text:style-name="P30"><text:span text:style-name="T1">уплатить Поверенному </text:span><text:span text:style-name="T2">1500 (одна тысяча пятьсот) рублей </text:span><text:span text:style-name="T3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7"><text:span text:style-name="T13">5. Вознаграждение Поверенного за исполнение поручения по настоящему договору составляет <text:s text:c="19"/></text:span><text:span text:style-name="T16">__________ ( _________________________ <text:s/>) <text:s/>рублей</text:span><text:span text:style-name="T13">.</text:span></text:p>
      <text:p text:style-name="P27"><text:span text:style-name="T13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14">не позднее 10 дней с момента прекращения обязательства.</text:span></text:p>
      <text:p text:style-name="P28">7. Настоящий договор прекращается, кроме общих оснований прекращения обязательств, также вследствие: </text:p>
      <text:p text:style-name="P31">7.1 отмены поручения Доверителем; </text:p>
      <text:p text:style-name="P31">7.2 отказа Поверенного; </text:p>
      <text:p text:style-name="P28">7.3 смерти Доверителя, признания его недееспособным, ограниченно дееспособным или безвестно отсутствующим;</text:p>
      <text:p text:style-name="P28">7.4. ликвидации Поверенного.</text:p>
      <text:p text:style-name="P21"><text:span text:style-name="T13">8. <text:s/>Ответственность за все недостатки, переданного Поверенному автомобиля, перед покупателем несет Доверитель </text:span><text:span text:style-name="T14">в полном объеме, предусмотренном законодательством о договоре купли-продажи для продавца товара.</text:span></text:p>
      <text:p text:style-name="P25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3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3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5">Отказ Поверенного от исполнения договора не влечет возмещения убытков Доверителю, причиненных данным отказом.</text:p>
      <text:p text:style-name="P23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5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3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3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3">14. Реквизиты и подписи сторон:</text:p>
      <text:p text:style-name="P2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19"><text:s text:c="23"/>«Доверитель»</text:span></text:p>
            <text:p text:style-name="P19"/>
            <text:p text:style-name="P43">_________________________________</text:p>
            <text:p text:style-name="P45">Паспорт: _________ № __________________</text:p>
            <text:p text:style-name="P45">Выдан:</text:p>
            <text:p text:style-name="P45">Дата выдачи: </text:p>
            <text:p text:style-name="P45">Адрес: </text:p>
            <text:p text:style-name="P42"/>
            <text:p text:style-name="P42"/>
          </table:table-cell>
          <table:table-cell table:style-name="Table2.A1" office:value-type="string">
            <text:p text:style-name="P17"><text:span text:style-name="T12"><text:s text:c="22"/>«Поверенный»</text:span></text:p>
            <text:p text:style-name="P16"><text:span text:style-name="T12"><text:s text:c="19"/>ООО «АВАНГАРД»</text:span></text:p>
            <text:p text:style-name="P35"/>
            <text:p text:style-name="P33"><text:span text:style-name="T7">ООО</text:span><text:span text:style-name="T7"> </text:span><text:span text:style-name="T10">«Авангард»</text:span></text:p>
            <text:p text:style-name="P32"><text:span text:style-name="T7">600022,</text:span><text:span text:style-name="T7"> </text:span><text:span text:style-name="T10">г.</text:span><text:span text:style-name="T7"> </text:span><text:span text:style-name="T10">Владимир,</text:span><text:span text:style-name="T7"> </text:span><text:span text:style-name="T10">ул.</text:span><text:span text:style-name="T7"> </text:span><text:span text:style-name="T10">Московское</text:span><text:span text:style-name="T7"> </text:span><text:span text:style-name="T10">шоссе,</text:span><text:span text:style-name="T7"> </text:span><text:span text:style-name="T10">д.</text:span><text:span text:style-name="T7"> </text:span><text:span text:style-name="T10">5А</text:span></text:p>
            <text:p text:style-name="P38"><text:span text:style-name="T11">ИНН</text:span><text:span text:style-name="T9"> <text:s/></text:span><text:span text:style-name="T11">3329063962</text:span><text:span text:style-name="T9"> </text:span></text:p>
            <text:p text:style-name="P37"><text:span text:style-name="T11">КПП</text:span><text:span text:style-name="T9"> </text:span><text:span text:style-name="T11">332701001</text:span><text:span text:style-name="T9"> </text:span></text:p>
            <text:p text:style-name="P37"><text:span text:style-name="T11">р/с</text:span><text:span text:style-name="T9"> </text:span><text:span text:style-name="T11">40702810658070000064</text:span></text:p>
            <text:p text:style-name="P37"><text:span text:style-name="T11">к/с</text:span><text:span text:style-name="T9"> </text:span><text:span text:style-name="T11">30101810700000000730</text:span></text:p>
            <text:p text:style-name="P37"><text:span text:style-name="T11">БИК</text:span><text:span text:style-name="T9"> </text:span><text:span text:style-name="T11">042007730</text:span><text:span text:style-name="T9"> </text:span></text:p>
            <text:p text:style-name="P39"><text:span text:style-name="T7">ВФ</text:span><text:span text:style-name="T7"> </text:span><text:span text:style-name="T10">ОАО</text:span><text:span text:style-name="T7"> </text:span><text:span text:style-name="T10">«МДМ</text:span><text:span text:style-name="T7"> </text:span><text:span text:style-name="T10">БАНК»</text:span><text:span text:style-name="T7"> </text:span><text:span text:style-name="T10">в</text:span><text:span text:style-name="T7"> </text:span><text:span text:style-name="T10">г.</text:span><text:span text:style-name="T7"> </text:span><text:span text:style-name="T10">Воронеж</text:span><text:span text:style-name="T7"> </text:span></text:p>
            <text:p text:style-name="P34"/>
          </table:table-cell>
        </table:table-row>
        <table:table-row table:style-name="Table2.1">
          <table:table-cell table:style-name="Table2.A1" office:value-type="string">
            <text:p text:style-name="P44">________________________/ ______________ /</text:p>
          </table:table-cell>
          <table:table-cell table:style-name="Table2.A1" office:value-type="string">
            <text:p text:style-name="P4">_____________________________/Кутанов А.А./</text:p>
          </table:table-cell>
        </table:table-row>
      </table:table>
      <text:p text:style-name="P47"><text:soft-page-break/>АКТ</text:p>
      <text:p text:style-name="P14">приема-передачи автотранспортного средства </text:p>
      <text:p text:style-name="P1"><text:span text:style-name="T18">по договору поручения № ____ от « ____ » <text:s/>___________ 2013 г.</text:span></text:p>
      <text:p text:style-name="P15"/>
      <text:p text:style-name="P14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3">г. Владимир</text:p>
          </table:table-cell>
          <table:table-cell table:style-name="Table3.A1" office:value-type="string">
            <text:p text:style-name="P20"><text:span text:style-name="T17">« ____ » _____________ <text:s/>2013 г.</text:span></text:p>
          </table:table-cell>
        </table:table-row>
      </table:table>
      <text:p text:style-name="P21"><text:span text:style-name="T13">Общество с ограниченной ответственностью «Авангард», в лице директора </text:span><text:span text:style-name="T16">Кутанова Андрея Александровича</text:span><text:span text:style-name="T13">, действующего на основании Устава, именуемое в дальнейшем «Поверенный», с одной стороны, и гр. </text:span><text:span text:style-name="T16">___________________________________________</text:span><text:span text:style-name="T13"> , именуемый в дальнейшем «Доверитель», с другой стороны, передает следующий автомобиль:</text:span></text:p>
      <text:p text:style-name="P7"/>
      <text:p text:style-name="P24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Марка автомобиля</text:p>
          </table:table-cell>
          <table:table-cell table:style-name="Table4.B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5"><text:span text:style-name="T13">Идентификационный номер (</text:span><text:span text:style-name="T15">VIN</text:span><text:span text:style-name="T13">)</text:span></text:p>
          </table:table-cell>
          <table:table-cell table:style-name="Table4.B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8">Тип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Год выпуска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Двигатель №</text:p>
          </table:table-cell>
          <table:table-cell table:style-name="Table4.B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8">Шасси №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Кузов №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Цвет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Мощность двигателя, л.с.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Рабочий объем двигателя, см3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8">Паспорт ТС (серия, номер)</text:p>
          </table:table-cell>
          <table:table-cell table:style-name="Table4.B1" office:value-type="string">
            <text:p text:style-name="P8"/>
          </table:table-cell>
        </table:table-row>
        <table:table-row table:style-name="Table4.1">
          <table:table-cell table:style-name="Table4.A12" office:value-type="string">
            <text:p text:style-name="P8">Выдан </text:p>
          </table:table-cell>
          <table:table-cell table:style-name="Table4.B12" office:value-type="string">
            <text:p text:style-name="P8"/>
          </table:table-cell>
        </table:table-row>
      </table:table>
      <text:p text:style-name="P22"/>
      <text:p text:style-name="P24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41"/>
          </table:table-cell>
        </table:table-row>
        <table:table-row table:style-name="Table5.1">
          <table:table-cell table:style-name="Table5.A1" office:value-type="string">
            <text:p text:style-name="P41"/>
          </table:table-cell>
        </table:table-row>
      </table:table>
      <text:p text:style-name="P6"/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<text:span text:style-name="T19"><text:s text:c="23"/>«Доверитель»</text:span></text:p>
            <text:p text:style-name="P19"/>
            <text:p text:style-name="P43">_________________________________</text:p>
            <text:p text:style-name="P45">Паспорт: _________ № __________________</text:p>
            <text:p text:style-name="P45">Выдан:</text:p>
            <text:p text:style-name="P45">Дата выдачи: </text:p>
            <text:p text:style-name="P45">Адрес: </text:p>
            <text:p text:style-name="P42"/>
            <text:p text:style-name="P42"/>
          </table:table-cell>
          <table:table-cell table:style-name="Table6.A1" office:value-type="string">
            <text:p text:style-name="P17"><text:span text:style-name="T12"><text:s text:c="22"/>«Поверенный»</text:span></text:p>
            <text:p text:style-name="P16"><text:span text:style-name="T12"><text:s text:c="19"/>ООО «АВАНГАРД»</text:span></text:p>
            <text:p text:style-name="P35"/>
            <text:p text:style-name="P33"><text:span text:style-name="T7">ООО</text:span><text:span text:style-name="T7"> </text:span><text:span text:style-name="T10">«Авангард»</text:span></text:p>
            <text:p text:style-name="P32"><text:span text:style-name="T7">600022,</text:span><text:span text:style-name="T7"> </text:span><text:span text:style-name="T10">г.</text:span><text:span text:style-name="T7"> </text:span><text:span text:style-name="T10">Владимир,</text:span><text:span text:style-name="T7"> </text:span><text:span text:style-name="T10">ул.</text:span><text:span text:style-name="T7"> </text:span><text:span text:style-name="T10">Московское</text:span><text:span text:style-name="T7"> </text:span><text:span text:style-name="T10">шоссе,</text:span><text:span text:style-name="T7"> </text:span><text:span text:style-name="T10">д.</text:span><text:span text:style-name="T7"> </text:span><text:span text:style-name="T10">5А</text:span></text:p>
            <text:p text:style-name="P38"><text:span text:style-name="T11">ИНН</text:span><text:span text:style-name="T9"> <text:s/></text:span><text:span text:style-name="T11">3329063962</text:span><text:span text:style-name="T9"> </text:span></text:p>
            <text:p text:style-name="P37"><text:span text:style-name="T11">КПП</text:span><text:span text:style-name="T9"> </text:span><text:span text:style-name="T11">332701001</text:span><text:span text:style-name="T9"> </text:span></text:p>
            <text:p text:style-name="P37"><text:span text:style-name="T11">р/с</text:span><text:span text:style-name="T9"> </text:span><text:span text:style-name="T11">40702810658070000064</text:span></text:p>
            <text:p text:style-name="P37"><text:span text:style-name="T11">к/с</text:span><text:span text:style-name="T9"> </text:span><text:span text:style-name="T11">30101810700000000730</text:span></text:p>
            <text:p text:style-name="P37"><text:span text:style-name="T11">БИК</text:span><text:span text:style-name="T9"> </text:span><text:span text:style-name="T11">042007730</text:span><text:span text:style-name="T9"> </text:span></text:p>
            <text:p text:style-name="P39"><text:span text:style-name="T7">ВФ</text:span><text:span text:style-name="T7"> </text:span><text:span text:style-name="T10">ОАО</text:span><text:span text:style-name="T7"> </text:span><text:span text:style-name="T10">«МДМ</text:span><text:span text:style-name="T7"> </text:span><text:span text:style-name="T10">БАНК»</text:span><text:span text:style-name="T7"> </text:span><text:span text:style-name="T10">в</text:span><text:span text:style-name="T7"> </text:span><text:span text:style-name="T10">г.</text:span><text:span text:style-name="T7"> </text:span><text:span text:style-name="T10">Воронеж</text:span><text:span text:style-name="T7"> </text:span></text:p>
            <text:p text:style-name="P36"/>
            <text:p text:style-name="P3"/>
          </table:table-cell>
        </table:table-row>
        <table:table-row table:style-name="Table6.1">
          <table:table-cell table:style-name="Table6.A1" office:value-type="string">
            <text:p text:style-name="P44">________________________/ ______________ /</text:p>
          </table:table-cell>
          <table:table-cell table:style-name="Table6.A1" office:value-type="string">
            <text:p text:style-name="P4">_____________________________/Кутанов А.А./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2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2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1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pt" style:font-size-asian="10pt" style:font-size-complex="10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728in" fo:border="0.06pt solid #808080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925in" fo:margin-bottom="0.3937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7.5992in" svg:y="-0.0283in" svg:width="0.161in" svg:height="0.2335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0-30T21:57:39.074862277</dc:date>
    <meta:print-date>2009-06-16T09:13:00</meta:print-date>
    <meta:editing-cycles>4</meta:editing-cycles>
    <meta:editing-duration>PT24M</meta:editing-duration>
    <meta:document-statistic meta:table-count="6" meta:image-count="0" meta:object-count="0" meta:page-count="3" meta:paragraph-count="106" meta:word-count="1067" meta:character-count="8854" meta:non-whitespace-character-count="7604"/>
    <meta:generator>LibreOffice/4.1.2.3$Linux_X86_64 LibreOffice_project/410m0$Build-3</meta:generator>
  </office:meta>
</office:document-meta>
</file>